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color="#ff3333"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333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fo:font-size="27pt" style:font-size-asian="27pt" style:font-size-complex="27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éunion de Lancement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Gestion des escales de bateaux croisiè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roulement de la réun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ésentation des parties</text:p>
              </text:list-item>
              <text:list-item>
                <text:p>Contexte du projet</text:p>
              </text:list-item>
              <text:list-item>
                <text:p>Description fonctionnelle du projet</text:p>
              </text:list-item>
              <text:list-item>
                <text:p>Architecture technique</text:p>
              </text:list-item>
              <text:list-item>
                <text:p>Planning</text:p>
              </text:list-item>
              <text:list-item>
                <text:p>Organisation du projet</text:p>
              </text:list-item>
              <text:list-item>
                <text:p>Premières a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es par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PP</text:p>
                <text:p>Bateaux Privés Paris gère et développe le réseau européen de voies navigables à partir de la Sein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es par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A : AdelConstruction</text:p>
                <text:list>
                  <text:list-item>
                    <text:p><text:s/>Mr Dupont J. <text:span text:style-name="T2">– Représentant RH</text:span></text:p>
                  </text:list-item>
                  <text:list-item>
                    <text:p><text:s/>Mme Duterque V. <text:span text:style-name="T2">– Chef de Projet </text:span></text:p>
                  </text:list-item>
                  <text:list-item>
                    <text:p><text:s/>Mr Roger A. <text:span text:style-name="T2">– Directeur de projet</text:span></text:p>
                    <text:p><text:span text:style-name="T2"/></text:p>
                  </text:list-item>
                </text:list>
                <text:p><text:span text:style-name="T3">Contacts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es par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eurs :</text:p>
                <text:list>
                  <text:list-item>
                    <text:p><text:span text:style-name="T4">DRH du groupe ADC</text:span></text:p>
                  </text:list-item>
                  <text:list-item>
                    <text:p><text:span text:style-name="T4">DRH Sté du groupe ADC</text:span></text:p>
                  </text:list-item>
                  <text:list-item>
                    <text:p><text:span text:style-name="T4">Responsable informatique au niveau groupe</text:span></text:p>
                  </text:list-item>
                  <text:list-item>
                    <text:p><text:span text:style-name="T4">Responsable informatique au niveau <text:s/>de chaque S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es par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age&amp;Co</text:p>
                <text:p><text:span text:style-name="T1">bla bla bla bla (présentation)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es par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MOE : Miage&amp;Co</text:span></text:p>
                <text:list>
                  <text:list-item>
                    <text:p><text:span text:style-name="T7">Mr Rousseau A. </text:span><text:span text:style-name="T2">– Chef de projet <text:s/></text:span></text:p>
                    <text:p><text:span text:style-name="T2"/></text:p>
                  </text:list-item>
                </text:list>
                <text:p><text:span text:style-name="T3">Contacts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texte du proje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texte du proje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if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texte du proje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jeux :</text:p>
                <text:list>
                  <text:list-item>
                    <text:p>Pas de perte d'information</text:p>
                  </text:list-item>
                  <text:list-item>
                    <text:p>Gain de temps RH</text:p>
                  </text:list-item>
                  <text:list-item>
                    <text:p>Visualisation des données RH</text:p>
                  </text:list-item>
                  <text:list-item>
                    <text:p>Satisfaction des collaborateurs (meilleure gestion de carriè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Description fonctionnelle du proje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rchitecture techniqu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lanning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Organisation du proje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remières action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usseau Aurelien</meta:initial-creator>
    <meta:creation-date>2015-11-13T17:41:26.320825555</meta:creation-date>
    <dc:date>2015-12-10T17:15:25.831982425</dc:date>
    <dc:creator>Rousseau Aurelien</dc:creator>
    <meta:editing-duration>PT1H16M50S</meta:editing-duration>
    <meta:editing-cycles>22</meta:editing-cycles>
    <meta:generator>LibreOffice/4.3.3.2$Linux_X86_64 LibreOffice_project/430m0$Build-2</meta:generator>
    <meta:document-statistic meta:object-count="81"/>
  </office:meta>
</office:document-meta>
</file>